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6" style:family="graphic" style:parent-style-name="objectwithoutfill">
      <style:graphic-properties svg:stroke-width="0.1cm" svg:stroke-color="#f10d0c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0.001cm" fo:min-width="0.234cm" loext:decorative="false"/>
    </style:style>
    <style:style style:name="gr8" style:family="graphic" style:parent-style-name="standard">
      <style:graphic-properties svg:stroke-color="#b85c00" draw:fill="solid" draw:fill-color="#ea75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objectwithoutfill">
      <style:graphic-properties svg:stroke-width="0.1cm" svg:stroke-color="#ffbf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11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.458cm" fo:min-width="0.208cm" loext:decorative="false"/>
    </style:style>
    <style:style style:name="gr12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0cm" fo:min-width="0.376cm" loext:decorative="false"/>
    </style:style>
    <style:style style:name="gr13" style:family="graphic" style:parent-style-name="standard">
      <style:graphic-properties svg:stroke-color="#b2b2b2" draw:fill="solid" draw:fill-color="#eeeeee" draw:textarea-horizontal-align="justify" draw:textarea-vertical-align="middle" draw:auto-grow-height="false" fo:min-height="0cm" fo:min-width="0.216cm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0" style:family="graphic" style:parent-style-name="standard">
      <style:graphic-properties svg:stroke-color="#b2b2b2" draw:fill="solid" draw:fill-color="#eeeeee" draw:textarea-horizontal-align="justify" draw:textarea-vertical-align="middle" draw:auto-grow-height="false" fo:min-height="0cm" fo:min-width="0.256cm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7" style:family="graphic" style:parent-style-name="standard">
      <style:graphic-properties svg:stroke-color="#ff8000" draw:fill="solid" draw:fill-color="#ffbf00" draw:textarea-horizontal-align="justify" draw:textarea-vertical-align="middle" draw:auto-grow-height="false" fo:min-height="0cm" fo:min-width="0cm" loext:decorative="false"/>
    </style:style>
    <style:style style:name="gr28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svg:stroke-width="0cm" svg:stroke-color="#f10d0c" draw:marker-start="" draw:marker-start-width="0.15cm" draw:marker-start-center="false" draw:marker-end="" draw:marker-end-width="0.15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solid" draw:fill-color="#ea7500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eeeeee"/>
      <style:paragraph-properties fo:text-align="center" style:writing-mode="lr-tb"/>
    </style:style>
    <style:style style:name="P11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bf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 1" draw:style-name="gr3" draw:text-style-name="P4" draw:layer="layout" svg:width="0.25cm" svg:height="0.25cm" svg:x="1.75cm" svg:y="0.5cm">
          <text:p text:style-name="P3"><text:span text:style-name="T1">K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4" draw:text-style-name="P4" draw:layer="layout" svg:width="0.25cm" svg:height="0.25cm" svg:x="0.5cm" svg:y="2.75cm">
          <text:p text:style-name="P3"><text:span text:style-name="T1">K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style-name="gr5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.644cm" svg:y1="1.671cm" svg:x2="1.644cm" svg:y2="1cm">
          <text:p/>
        </draw:line>
        <draw:custom-shape draw:style-name="gr7" draw:text-style-name="P6" draw:layer="layout" svg:width="1cm" svg:height="0.25cm" draw:transform="rotate (-3.14159265358979) translate (2cm 2.499cm)">
          <text:p/>
          <draw:enhanced-geometry svg:viewBox="0 0 21600 21600" draw:text-areas="?f7 ?f0 21600 ?f2" draw:type="left-arrow" draw:modifiers="5783.01698301698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5" draw:layer="layout" svg:x1="0.856cm" svg:y1="1.828cm" svg:x2="0.856cm" svg:y2="2.499cm">
          <text:p/>
        </draw:line>
        <draw:custom-shape draw:style-name="gr8" draw:text-style-name="P7" draw:layer="layout" svg:width="0.25cm" svg:height="0.112cm" draw:transform="rotate (-3.14159265358979) translate (1cm 2.43cm)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cm" svg:y1="2.197cm" svg:x2="1cm" svg:y2="2.551cm">
          <text:p/>
        </draw:line>
        <draw:custom-shape draw:style-name="gr10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8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cm" svg:height="0.25cm" svg:x="0.5cm" svg:y="1cm">
          <text:p/>
          <draw:enhanced-geometry svg:viewBox="0 0 21600 21600" draw:text-areas="?f7 ?f0 21600 ?f2" draw:type="left-arrow" draw:modifiers="5783.01698301698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25cm" svg:height="0.112cm" svg:x="1.5cm" svg:y="1.069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.5cm" svg:y1="1.302cm" svg:x2="1.5cm" svg:y2="0.948cm">
          <text:p/>
        </draw:line>
        <draw:custom-shape draw:style-name="gr10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0" draw:layer="layout" svg:width="1cm" svg:height="0.143cm" draw:transform="rotate (-1.5707963267949) translate (1.115cm 1.25cm)">
          <text:p text:style-name="P9"/>
          <draw:enhanced-geometry svg:viewBox="0 0 21600 21600" draw:mirror-horizontal="false" draw:mirror-vertical="false" draw:glue-points="?f6 10800 10800 21600 ?f5 10800 10800 0" draw:text-areas="?f3 ?f3 ?f4 ?f4" draw:type="trapezoid" draw:modifiers="1618.381618381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Heart-1" draw:style-name="gr14" draw:text-style-name="P11" draw:layer="layout" svg:width="0.089cm" svg:height="0.09cm" draw:transform="rotate (-3.14159265358979) translate (1.089cm 1.59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15" draw:text-style-name="P11" draw:layer="layout" svg:width="0.089cm" svg:height="0.09cm" svg:x="1cm" svg:y="2.06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16" draw:text-style-name="P11" draw:layer="layout" svg:width="0.089cm" svg:height="0.09cm" svg:x="0.999cm" svg:y="1.91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17" draw:text-style-name="P11" draw:layer="layout" svg:width="0.089cm" svg:height="0.09cm" draw:transform="rotate (-3.14159265358979) translate (1.089cm 1.742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8" draw:text-style-name="P11" draw:layer="layout" svg:width="0.089cm" svg:height="0.09cm" draw:transform="rotate (-3.14159265358979) translate (1.089cm 1.441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8" draw:style-name="gr19" draw:text-style-name="P11" draw:layer="layout" svg:width="0.089cm" svg:height="0.09cm" svg:x="0.999cm" svg:y="1.758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style-name="gr20" draw:text-style-name="P10" draw:layer="layout" svg:width="1cm" svg:height="0.143cm" draw:transform="rotate (1.5707963267949) translate (1.385cm 2.249cm)">
          <text:p text:style-name="P9"/>
          <draw:enhanced-geometry svg:viewBox="0 0 21600 21600" draw:mirror-horizontal="false" draw:mirror-vertical="false" draw:glue-points="?f6 10800 10800 21600 ?f5 10800 10800 0" draw:text-areas="?f3 ?f3 ?f4 ?f4" draw:type="trapezoid" draw:modifiers="1618.381618381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Heart- 4" draw:style-name="gr21" draw:text-style-name="P11" draw:layer="layout" svg:width="0.089cm" svg:height="0.09cm" svg:x="1.411cm" svg:y="1.909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9" draw:style-name="gr22" draw:text-style-name="P11" draw:layer="layout" svg:width="0.089cm" svg:height="0.09cm" draw:transform="rotate (-3.14159265358979) translate (1.5cm 1.439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0" draw:style-name="gr23" draw:text-style-name="P11" draw:layer="layout" svg:width="0.089cm" svg:height="0.09cm" draw:transform="rotate (-3.14159265358979) translate (1.501cm 1.589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1" draw:style-name="gr24" draw:text-style-name="P11" draw:layer="layout" svg:width="0.089cm" svg:height="0.09cm" svg:x="1.411cm" svg:y="1.757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2" draw:style-name="gr25" draw:text-style-name="P11" draw:layer="layout" svg:width="0.089cm" svg:height="0.09cm" svg:x="1.411cm" svg:y="2.058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3" draw:style-name="gr26" draw:text-style-name="P11" draw:layer="layout" svg:width="0.089cm" svg:height="0.09cm" draw:transform="rotate (-3.14159265358979) translate (1.501cm 1.741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style-name="gr27" draw:text-style-name="P12" draw:layer="layout" svg:width="0.5cm" svg:height="0.25cm" svg:x="1cm" svg:y="0.6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0.5cm" svg:height="0.25cm" svg:x="1cm" svg:y="0.6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0.5cm" svg:height="0.25cm" svg:x="1cm" svg:y="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0.5cm" svg:height="0.25cm" draw:transform="rotate (-3.14159265358979) translate (1.5cm 2.899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0.5cm" svg:height="0.25cm" draw:transform="rotate (-3.14159265358979) translate (1.5cm 2.899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0.5cm" svg:height="0.25cm" draw:transform="rotate (-3.14159265358979) translate (1.5cm 2.8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Heart- 14" draw:style-name="gr28" draw:text-style-name="P11" draw:layer="layout" svg:width="0.097cm" svg:height="0.098cm" draw:transform="rotate (-3.14159265358979) translate (1.299cm 0.802cm)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5" draw:style-name="gr29" draw:text-style-name="P11" draw:layer="layout" svg:width="0.097cm" svg:height="0.098cm" svg:x="1.201cm" svg:y="2.697cm">
          <text:p/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9T14:37:32.334000000</dc:date>
    <meta:editing-duration>PT1H59M51S</meta:editing-duration>
    <meta:editing-cycles>31</meta:editing-cycles>
    <meta:generator>LibreOffice/24.2.1.2$Windows_X86_64 LibreOffice_project/db4def46b0453cc22e2d0305797cf981b68ef5ac</meta:generator>
    <meta:document-statistic meta:object-count="38"/>
  </office:meta>
</office:document-meta>
</file>